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AnnotationUtils.getRepeatCount( Method metho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stAnnotationUtils.getTimeout( Method metho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